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ntity.getF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.setF2( Integer f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egerFieldDeserializerTest.test_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Entity.getF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.setF1( int f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egerFieldDeserializerTest.test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IntegerFieldDeserializerTest.test_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